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8" style:family="table">
      <style:table-properties style:width="13.614cm" fo:margin-left="-0.321cm" fo:margin-right="0.002cm" table:align="margins"/>
    </style:style>
    <style:style style:name="Таблица8.A" style:family="table-column">
      <style:table-column-properties style:column-width="4.57cm" style:rel-column-width="22000*"/>
    </style:style>
    <style:style style:name="Таблица8.B" style:family="table-column">
      <style:table-column-properties style:column-width="4.306cm" style:rel-column-width="20726*"/>
    </style:style>
    <style:style style:name="Таблица8.C" style:family="table-column">
      <style:table-column-properties style:column-width="0.432cm" style:rel-column-width="2080*"/>
    </style:style>
    <style:style style:name="Таблица8.D" style:family="table-column">
      <style:table-column-properties style:column-width="4.306cm" style:rel-column-width="20729*"/>
    </style:style>
    <style:style style:name="Таблица8.A1" style:family="table-cell">
      <style:table-cell-properties style:vertical-align="bottom" fo:padding="0.097cm" fo:border="none"/>
    </style:style>
    <style:style style:name="Таблица8.B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8.2" style:family="table-row">
      <style:table-row-properties style:min-row-height="0.901cm"/>
    </style:style>
    <style:style style:name="Таблица1" style:family="table">
      <style:table-properties style:width="13.614cm" fo:margin-left="-0.321cm" fo:margin-right="0.002cm" table:align="margins"/>
    </style:style>
    <style:style style:name="Таблица1.A" style:family="table-column">
      <style:table-column-properties style:column-width="4.57cm" style:rel-column-width="22000*"/>
    </style:style>
    <style:style style:name="Таблица1.B" style:family="table-column">
      <style:table-column-properties style:column-width="4.306cm" style:rel-column-width="20726*"/>
    </style:style>
    <style:style style:name="Таблица1.C" style:family="table-column">
      <style:table-column-properties style:column-width="0.432cm" style:rel-column-width="2080*"/>
    </style:style>
    <style:style style:name="Таблица1.D" style:family="table-column">
      <style:table-column-properties style:column-width="4.306cm" style:rel-column-width="20729*"/>
    </style:style>
    <style:style style:name="Таблица1.1" style:family="table-row">
      <style:table-row-properties style:min-row-height="0.901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0.002cm solid #000000" fo:border-bottom="0.002cm solid #000000"/>
    </style:style>
    <style:style style:name="Таблица2" style:family="table">
      <style:table-properties style:width="13.615cm" fo:margin-left="-0.321cm" fo:margin-right="0.002cm" table:align="margins"/>
    </style:style>
    <style:style style:name="Таблица2.A" style:family="table-column">
      <style:table-column-properties style:column-width="4.57cm" style:rel-column-width="22000*"/>
    </style:style>
    <style:style style:name="Таблица2.B" style:family="table-column">
      <style:table-column-properties style:column-width="4.306cm" style:rel-column-width="20726*"/>
    </style:style>
    <style:style style:name="Таблица2.C" style:family="table-column">
      <style:table-column-properties style:column-width="0.432cm" style:rel-column-width="2080*"/>
    </style:style>
    <style:style style:name="Таблица2.D" style:family="table-column">
      <style:table-column-properties style:column-width="4.307cm" style:rel-column-width="20729*"/>
    </style:style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2.2" style:family="table-row">
      <style:table-row-properties style:min-row-height="0.901cm"/>
    </style:style>
    <style:style style:name="Таблица3" style:family="table">
      <style:table-properties style:width="13.615cm" fo:margin-left="-0.321cm" fo:margin-right="0.002cm" table:align="margins"/>
    </style:style>
    <style:style style:name="Таблица3.A" style:family="table-column">
      <style:table-column-properties style:column-width="4.57cm" style:rel-column-width="22000*"/>
    </style:style>
    <style:style style:name="Таблица3.B" style:family="table-column">
      <style:table-column-properties style:column-width="4.306cm" style:rel-column-width="20726*"/>
    </style:style>
    <style:style style:name="Таблица3.C" style:family="table-column">
      <style:table-column-properties style:column-width="0.432cm" style:rel-column-width="2080*"/>
    </style:style>
    <style:style style:name="Таблица3.D" style:family="table-column">
      <style:table-column-properties style:column-width="4.307cm" style:rel-column-width="20729*"/>
    </style:style>
    <style:style style:name="Таблица3.1" style:family="table-row">
      <style:table-row-properties style:min-row-height="0.901cm"/>
    </style:style>
    <style:style style:name="Таблица3.A1" style:family="table-cell">
      <style:table-cell-properties style:vertical-align="bottom" fo:padding="0.097cm" fo:border="none"/>
    </style:style>
    <style:style style:name="Таблица3.B1" style:family="table-cell">
      <style:table-cell-properties style:vertical-align="bottom" fo:padding="0.097cm" fo:border-left="none" fo:border-right="none" fo:border-top="0.002cm solid #000000" fo:border-bottom="0.002cm solid #000000"/>
    </style:style>
    <style:style style:name="P1" style:family="paragraph" style:parent-style-name="Standard">
      <style:text-properties fo:font-size="12pt" fo:language="ru" fo:country="RU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en" fo:country="US" style:text-underline-style="none" style:font-size-asian="12pt" style:font-size-complex="12pt"/>
    </style:style>
    <style:style style:name="P7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8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9" style:family="paragraph" style:parent-style-name="Table_20_Contents">
      <style:text-properties fo:font-size="12pt" fo:language="ru" fo:country="RU" style:font-size-asian="12pt" style:font-size-complex="12pt"/>
    </style:style>
    <style:style style:name="P10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11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13" style:family="paragraph" style:parent-style-name="Table_20_Contents"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 style:parent-style-name="Table_20_Contents">
      <style:text-properties fo:font-size="12pt" fo:language="ru" fo:country="RU" style:font-size-asian="12pt" style:font-size-complex="12pt"/>
    </style:style>
    <style:style style:name="P16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ru" fo:country="RU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1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22" style:family="paragraph" style:parent-style-name="Table_20_Contents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23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text-underline-style="none" style:font-size-asian="12pt" style:font-size-complex="12pt"/>
    </style:style>
    <style:style style:name="P24" style:family="paragraph" style:parent-style-name="Table_20_Contents" style:master-page-name="">
      <style:paragraph-properties style:page-number="auto">
        <style:tab-stops>
          <style:tab-stop style:position="0cm" style:type="right" style:leader-style="solid" style:leader-text="_"/>
        </style:tab-stops>
      </style:paragraph-properties>
      <style:text-properties fo:font-size="12pt" fo:language="en" fo:country="US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fo:language="en" fo:country="US" style:text-underline-style="none" style:font-size-asian="12pt" style:font-size-complex="12pt"/>
    </style:style>
    <style:style style:name="P27" style:family="paragraph" style:parent-style-name="Standard">
      <style:text-properties fo:font-size="12pt" fo:language="ru" fo:country="RU" style:font-size-asian="12pt" style:font-size-complex="12pt"/>
    </style:style>
    <style:style style:name="P28" style:family="paragraph" style:parent-style-name="Standard">
      <style:paragraph-properties fo:text-align="end" style:justify-single-word="false"/>
      <style:text-properties fo:font-size="12pt" fo:language="ru" fo:country="RU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1" style:family="paragraph" style:parent-style-name="Standard">
      <style:paragraph-properties fo:text-align="end" style:justify-single-word="false"/>
      <style:text-properties fo:font-size="11pt" fo:language="ru" fo:country="RU" style:font-size-asian="11pt" style:font-size-complex="11pt"/>
    </style:style>
    <style:style style:name="P32" style:family="paragraph" style:parent-style-name="Standard" style:list-style-name="L1">
      <style:paragraph-properties fo:text-align="end" style:justify-single-word="false"/>
      <style:text-properties fo:font-size="11pt" fo:language="en" fo:country="US" style:font-size-asian="11pt" style:font-size-complex="11pt"/>
    </style:style>
    <style:style style:name="P33" style:family="paragraph" style:parent-style-name="Standard">
      <style:paragraph-properties fo:margin-left="-0.24cm" fo:margin-right="0cm" fo:text-align="start" style:justify-single-word="false" fo:text-indent="0cm" style:auto-text-indent="false">
        <style:tab-stops/>
      </style:paragraph-properties>
      <style:text-properties fo:font-size="12pt" fo:language="ru" fo:country="RU" style:font-size-asian="12pt" style:font-size-complex="12pt"/>
    </style:style>
    <style:style style:name="P34" style:family="paragraph" style:parent-style-name="Standard" style:list-style-name="L1">
      <style:paragraph-properties fo:margin-left="-0.24cm" fo:margin-right="0cm" fo:text-align="start" style:justify-single-word="false" fo:text-indent="0cm" style:auto-text-indent="false">
        <style:tab-stops/>
      </style:paragraph-properties>
      <style:text-properties fo:font-size="12pt" fo:language="ru" fo:country="RU" style:font-size-asian="12pt" style:font-size-complex="12pt"/>
    </style:style>
    <style:style style:name="P35" style:family="paragraph" style:parent-style-name="Standard">
      <style:paragraph-properties fo:margin-left="0cm" fo:margin-right="1.827cm" fo:text-align="end" style:justify-single-word="false" fo:text-indent="0cm" style:auto-text-indent="false"/>
      <style:text-properties fo:font-size="11pt" fo:language="ru" fo:country="RU" style:font-size-asian="11pt" style:font-size-complex="11pt"/>
    </style:style>
    <style:style style:name="P36" style:family="paragraph">
      <style:paragraph-properties>
        <style:tab-stops>
          <style:tab-stop style:position="0cm" style:type="right" style:leader-style="solid" style:leader-text="_"/>
        </style:tab-stops>
      </style:paragraph-properties>
    </style:style>
    <style:style style:name="P37" style:family="paragraph">
      <style:paragraph-properties>
        <style:tab-stops>
          <style:tab-stop style:position="0cm" style:type="right" style:leader-style="solid" style:leader-text="_"/>
        </style:tab-stops>
      </style:paragraph-properties>
      <style:text-properties fo:font-size="12pt" style:font-size-asian="12pt" style:font-size-complex="12pt"/>
    </style:style>
    <style:style style:name="P38" style:family="paragraph">
      <style:text-properties fo:font-size="12pt" style:font-size-asian="12pt" style:font-size-complex="12pt"/>
    </style:style>
    <style:style style:name="P39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language="en" fo:country="US" style:font-size-asian="12pt" style:font-size-complex="12pt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6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37" svg:width="13.553cm" svg:height="1.747cm" svg:x="1.254cm" svg:y="11.696cm">
        <draw:text-box>
          <text:p text:style-name="P36"><text:span text:style-name="T3">Израсходованные материалы:</text:span><text:span text:style-name="T4"> </text:span><text:span text:style-name="T5">[onshow.expended_materials]</text:span></text:p>
        </draw:text-box>
      </draw:frame>
      <draw:frame text:anchor-type="page" text:anchor-page-number="1" draw:z-index="1" draw:style-name="gr2" draw:text-style-name="P37" svg:width="13.553cm" svg:height="1.773cm" svg:x="1.254cm" svg:y="10.183cm">
        <draw:text-box>
          <text:p text:style-name="P36"><text:span text:style-name="T3">Выполненные работы:</text:span><text:span text:style-name="T4"> </text:span><text:span text:style-name="T5">[onshow.work_performed]</text:span></text:p>
        </draw:text-box>
      </draw:frame>
      <draw:frame text:anchor-type="page" text:anchor-page-number="1" draw:z-index="2" draw:style-name="gr3" draw:text-style-name="P38" svg:width="13.505cm" svg:height="1.165cm" svg:x="1.302cm" svg:y="6.593cm">
        <draw:text-box>
          <text:p><text:span text:style-name="T6">Учреждение: МКУ </text:span><text:span text:style-name="T3">«</text:span><text:span text:style-name="T6">ЦииМТО</text:span><text:span text:style-name="T3">»</text:span></text:p>
        </draw:text-box>
      </draw:frame>
      <draw:frame text:anchor-type="page" text:anchor-page-number="1" draw:z-index="3" draw:style-name="gr4" draw:text-style-name="P37" svg:width="13.553cm" svg:height="1.17cm" svg:x="1.254cm" svg:y="9.156cm">
        <draw:text-box>
          <text:p text:style-name="P36"><text:span text:style-name="T3">Причина ремонта:</text:span><text:span text:style-name="T4"> </text:span><text:span text:style-name="T5">[onshow.reason]</text:span></text:p>
        </draw:text-box>
      </draw:frame>
      <draw:frame text:anchor-type="page" text:anchor-page-number="1" draw:z-index="4" draw:style-name="gr5" draw:text-style-name="P38" svg:width="13.553cm" svg:height="0.583cm" svg:x="1.254cm" svg:y="8.624cm">
        <draw:text-box>
          <text:p text:style-name="P36"><text:span text:style-name="T3">Гос. номер: </text:span><text:span text:style-name="T5">[onshow.car_num]</text:span></text:p>
        </draw:text-box>
      </draw:frame>
      <draw:frame text:anchor-type="page" text:anchor-page-number="1" draw:z-index="5" draw:style-name="gr5" draw:text-style-name="P38" svg:width="13.553cm" svg:height="0.583cm" svg:x="1.254cm" svg:y="8.116cm">
        <draw:text-box>
          <text:p text:style-name="P36"><text:span text:style-name="T3">Транспортное средство: </text:span><text:span text:style-name="T5">[onshow.car]</text:span></text:p>
        </draw:text-box>
      </draw:frame>
      <draw:frame text:anchor-type="page" text:anchor-page-number="1" draw:z-index="6" draw:style-name="gr5" draw:text-style-name="P38" svg:width="13.53cm" svg:height="0.583cm" svg:x="1.277cm" svg:y="7.583cm">
        <draw:text-box>
          <text:p text:style-name="P36"><text:span text:style-name="T3">Ответственный:</text:span><text:span text:style-name="T4"> </text:span><text:span text:style-name="T5">[onshow.responsible]</text:span></text:p>
        </draw:text-box>
      </draw:frame>
      <draw:line text:anchor-type="page" text:anchor-page-number="1" draw:z-index="7" draw:style-name="gr6" draw:text-style-name="P39" svg:x1="3.784cm" svg:y1="7.096cm" svg:x2="14.807cm" svg:y2="7.096cm">
        <text:p/>
      </draw:line>
      <draw:line text:anchor-type="page" text:anchor-page-number="1" draw:z-index="8" draw:style-name="gr6" draw:text-style-name="P39" svg:x1="1.272cm" svg:y1="7.583cm" svg:x2="14.782cm" svg:y2="7.583cm">
        <text:p/>
      </draw:line>
      <draw:line text:anchor-type="page" text:anchor-page-number="1" draw:z-index="9" draw:style-name="gr6" draw:text-style-name="P39" svg:x1="5.66cm" svg:y1="8.624cm" svg:x2="14.806cm" svg:y2="8.624cm">
        <text:p/>
      </draw:line>
      <draw:line text:anchor-type="page" text:anchor-page-number="1" draw:z-index="10" draw:style-name="gr6" draw:text-style-name="P39" svg:x1="3.374cm" svg:y1="9.156cm" svg:x2="14.806cm" svg:y2="9.156cm">
        <text:p/>
      </draw:line>
      <draw:line text:anchor-type="page" text:anchor-page-number="1" draw:z-index="11" draw:style-name="gr6" draw:text-style-name="P39" svg:x1="4.639cm" svg:y1="9.671cm" svg:x2="14.806cm" svg:y2="9.671cm">
        <text:p/>
      </draw:line>
      <draw:line text:anchor-type="page" text:anchor-page-number="1" draw:z-index="12" draw:style-name="gr6" draw:text-style-name="P39" svg:x1="1.254cm" svg:y1="10.158cm" svg:x2="14.806cm" svg:y2="10.158cm">
        <text:p/>
      </draw:line>
      <draw:line text:anchor-type="page" text:anchor-page-number="1" draw:z-index="13" draw:style-name="gr6" draw:text-style-name="P39" svg:x1="5.394cm" svg:y1="10.698cm" svg:x2="14.806cm" svg:y2="10.698cm">
        <text:p/>
      </draw:line>
      <draw:line text:anchor-type="page" text:anchor-page-number="1" draw:z-index="14" draw:style-name="gr6" draw:text-style-name="P39" svg:x1="1.254cm" svg:y1="11.183cm" svg:x2="14.806cm" svg:y2="11.183cm">
        <text:p/>
      </draw:line>
      <draw:line text:anchor-type="page" text:anchor-page-number="1" draw:z-index="15" draw:style-name="gr6" draw:text-style-name="P39" svg:x1="1.254cm" svg:y1="11.672cm" svg:x2="14.806cm" svg:y2="11.672cm">
        <text:p/>
      </draw:line>
      <draw:line text:anchor-type="page" text:anchor-page-number="1" draw:z-index="16" draw:style-name="gr6" draw:text-style-name="P39" svg:x1="6.706cm" svg:y1="12.204cm" svg:x2="14.806cm" svg:y2="12.204cm">
        <text:p/>
      </draw:line>
      <draw:line text:anchor-type="page" text:anchor-page-number="1" draw:z-index="17" draw:style-name="gr6" draw:text-style-name="P39" svg:x1="1.254cm" svg:y1="13.22cm" svg:x2="14.806cm" svg:y2="13.22cm">
        <text:p/>
      </draw:line>
      <draw:line text:anchor-type="page" text:anchor-page-number="1" draw:z-index="18" draw:style-name="gr6" draw:text-style-name="P39" svg:x1="1.254cm" svg:y1="12.716cm" svg:x2="14.806cm" svg:y2="12.716cm">
        <text:p/>
      </draw:line>
      <draw:frame text:anchor-type="page" text:anchor-page-number="1" draw:z-index="19" draw:style-name="gr4" draw:text-style-name="P37" svg:width="13.553cm" svg:height="1.17cm" svg:x="15.132cm" svg:y="9.16cm">
        <draw:text-box>
          <text:p text:style-name="P36"><text:span text:style-name="T3">Причина ремонта:</text:span><text:span text:style-name="T4"> </text:span><text:span text:style-name="T5">[onshow.reason]</text:span></text:p>
        </draw:text-box>
      </draw:frame>
      <draw:frame text:anchor-type="page" text:anchor-page-number="1" draw:z-index="20" draw:style-name="gr5" draw:text-style-name="P38" svg:width="13.553cm" svg:height="0.583cm" svg:x="15.132cm" svg:y="8.602cm">
        <draw:text-box>
          <text:p text:style-name="P36"><text:span text:style-name="T3">Гос. номер: </text:span><text:span text:style-name="T5">[onshow.car_num]</text:span></text:p>
        </draw:text-box>
      </draw:frame>
      <draw:frame text:anchor-type="page" text:anchor-page-number="1" draw:z-index="21" draw:style-name="gr5" draw:text-style-name="P38" svg:width="13.553cm" svg:height="0.583cm" svg:x="15.132cm" svg:y="8.094cm">
        <draw:text-box>
          <text:p text:style-name="P36"><text:span text:style-name="T3">Транспортное средство: </text:span><text:span text:style-name="T5">[onshow.car]</text:span></text:p>
        </draw:text-box>
      </draw:frame>
      <draw:frame text:anchor-type="page" text:anchor-page-number="1" draw:z-index="22" draw:style-name="gr3" draw:text-style-name="P38" svg:width="13.505cm" svg:height="1.165cm" svg:x="15.18cm" svg:y="6.646cm">
        <draw:text-box>
          <text:p><text:span text:style-name="T6">Учреждение: МКУ </text:span><text:span text:style-name="T3">«</text:span><text:span text:style-name="T6">ЦииМТО</text:span><text:span text:style-name="T3">»</text:span></text:p>
        </draw:text-box>
      </draw:frame>
      <draw:frame text:anchor-type="page" text:anchor-page-number="1" draw:z-index="23" draw:style-name="gr2" draw:text-style-name="P37" svg:width="13.553cm" svg:height="1.773cm" svg:x="15.132cm" svg:y="10.186cm">
        <draw:text-box>
          <text:p text:style-name="P36"><text:span text:style-name="T3">Выполненные работы:</text:span><text:span text:style-name="T4"> </text:span><text:span text:style-name="T5">[onshow.work_performed]</text:span></text:p>
        </draw:text-box>
      </draw:frame>
      <draw:frame text:anchor-type="page" text:anchor-page-number="1" draw:z-index="24" draw:style-name="gr1" draw:text-style-name="P37" svg:width="13.553cm" svg:height="1.747cm" svg:x="15.132cm" svg:y="11.7cm">
        <draw:text-box>
          <text:p text:style-name="P36"><text:span text:style-name="T3">Израсходованные материалы:</text:span><text:span text:style-name="T4"> </text:span><text:span text:style-name="T5">[onshow.expended_materials]</text:span></text:p>
        </draw:text-box>
      </draw:frame>
      <draw:line text:anchor-type="page" text:anchor-page-number="1" draw:z-index="25" draw:style-name="gr7" draw:text-style-name="P39" svg:x1="17.65cm" svg:y1="7.124cm" svg:x2="28.673cm" svg:y2="7.124cm">
        <text:p/>
      </draw:line>
      <draw:line text:anchor-type="page" text:anchor-page-number="1" draw:z-index="26" draw:style-name="gr7" draw:text-style-name="P39" svg:x1="15.138cm" svg:y1="7.611cm" svg:x2="28.648cm" svg:y2="7.611cm">
        <text:p/>
      </draw:line>
      <draw:frame text:anchor-type="page" text:anchor-page-number="1" draw:z-index="27" draw:style-name="gr5" draw:text-style-name="P38" svg:width="13.53cm" svg:height="0.583cm" svg:x="15.131cm" svg:y="7.583cm">
        <draw:text-box>
          <text:p text:style-name="P36"><text:span text:style-name="T3">Ответственный:</text:span><text:span text:style-name="T4"> </text:span><text:span text:style-name="T5">[onshow.responsible]</text:span></text:p>
        </draw:text-box>
      </draw:frame>
      <draw:line text:anchor-type="page" text:anchor-page-number="1" draw:z-index="28" draw:style-name="gr6" draw:text-style-name="P39" svg:x1="4.255cm" svg:y1="8.091cm" svg:x2="14.807cm" svg:y2="8.091cm">
        <text:p/>
      </draw:line>
      <draw:line text:anchor-type="page" text:anchor-page-number="1" draw:z-index="29" draw:style-name="gr6" draw:text-style-name="P39" svg:x1="18.133cm" svg:y1="8.091cm" svg:x2="28.685cm" svg:y2="8.091cm">
        <text:p/>
      </draw:line>
      <draw:line text:anchor-type="page" text:anchor-page-number="1" draw:z-index="30" draw:style-name="gr6" draw:text-style-name="P39" svg:x1="19.538cm" svg:y1="8.624cm" svg:x2="28.684cm" svg:y2="8.624cm">
        <text:p/>
      </draw:line>
      <draw:line text:anchor-type="page" text:anchor-page-number="1" draw:z-index="31" draw:style-name="gr6" draw:text-style-name="P39" svg:x1="17.252cm" svg:y1="9.156cm" svg:x2="28.684cm" svg:y2="9.156cm">
        <text:p/>
      </draw:line>
      <draw:line text:anchor-type="page" text:anchor-page-number="1" draw:z-index="32" draw:style-name="gr6" draw:text-style-name="P39" svg:x1="18.517cm" svg:y1="9.671cm" svg:x2="28.684cm" svg:y2="9.671cm">
        <text:p/>
      </draw:line>
      <draw:line text:anchor-type="page" text:anchor-page-number="1" draw:z-index="33" draw:style-name="gr6" draw:text-style-name="P39" svg:x1="15.132cm" svg:y1="10.158cm" svg:x2="28.684cm" svg:y2="10.158cm">
        <text:p/>
      </draw:line>
      <draw:line text:anchor-type="page" text:anchor-page-number="1" draw:z-index="34" draw:style-name="gr6" draw:text-style-name="P39" svg:x1="19.272cm" svg:y1="10.698cm" svg:x2="28.684cm" svg:y2="10.698cm">
        <text:p/>
      </draw:line>
      <draw:line text:anchor-type="page" text:anchor-page-number="1" draw:z-index="35" draw:style-name="gr6" draw:text-style-name="P39" svg:x1="15.132cm" svg:y1="11.183cm" svg:x2="28.684cm" svg:y2="11.183cm">
        <text:p/>
      </draw:line>
      <draw:line text:anchor-type="page" text:anchor-page-number="1" draw:z-index="36" draw:style-name="gr6" draw:text-style-name="P39" svg:x1="15.132cm" svg:y1="11.672cm" svg:x2="28.684cm" svg:y2="11.672cm">
        <text:p/>
      </draw:line>
      <draw:line text:anchor-type="page" text:anchor-page-number="1" draw:z-index="37" draw:style-name="gr6" draw:text-style-name="P39" svg:x1="20.584cm" svg:y1="12.204cm" svg:x2="28.684cm" svg:y2="12.204cm">
        <text:p/>
      </draw:line>
      <draw:line text:anchor-type="page" text:anchor-page-number="1" draw:z-index="38" draw:style-name="gr6" draw:text-style-name="P39" svg:x1="15.132cm" svg:y1="13.22cm" svg:x2="28.684cm" svg:y2="13.22cm">
        <text:p/>
      </draw:line>
      <draw:line text:anchor-type="page" text:anchor-page-number="1" draw:z-index="39" draw:style-name="gr6" draw:text-style-name="P39" svg:x1="15.132cm" svg:y1="12.716cm" svg:x2="28.684cm" svg:y2="12.716cm">
        <text:p/>
      </draw:line>
      <text:p text:style-name="P35">Утверждаю</text:p>
      <text:p text:style-name="P31">Заместитель директора</text:p>
      <text:p text:style-name="P31">по технической эксплуатации зданий </text:p>
      <text:p text:style-name="P31">и автомобильного транспорта</text:p>
      <text:p text:style-name="P31">МКУ «Ц<text:span text:style-name="T1">И</text:span>иМТО»</text:p>
      <text:p text:style-name="P31">____________ Олешевец А.А.</text:p>
      <text:list xml:id="list3929041196845807684" text:style-name="L1">
        <text:list-header>
          <text:p text:style-name="P32">[onshow.date]</text:p>
        </text:list-header>
      </text:list>
      <text:p text:style-name="P2"/>
      <text:p text:style-name="P3">АКТ</text:p>
      <text:p text:style-name="P3">выполненных работ № <text:span text:style-name="T2">[onshow.act_num]</text:span></text:p>
      <text:p text:style-name="P5"/>
      <text:p text:style-name="P4"/>
      <text:p text:style-name="P4"/>
      <text:p text:style-name="P4"/>
      <text:p text:style-name="P4"/>
      <text:p text:style-name="P4"/>
      <text:p text:style-name="P6"/>
      <text:p text:style-name="P8"/>
      <text:p text:style-name="P8"/>
      <text:p text:style-name="P10"/>
      <text:p text:style-name="P10"/>
      <text:p text:style-name="P10"/>
      <text:p text:style-name="P10"/>
      <text:p text:style-name="P8"/>
      <text:p text:style-name="P7"/>
      <text:p text:style-name="P11"/>
      <text:p text:style-name="P1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">Водитель </text:p>
            <text:p text:style-name="P1">МКУ «ЦИиМТО»</text:p>
          </table:table-cell>
          <table:table-cell table:style-name="Таблица8.B1" office:value-type="string">
            <text:p text:style-name="P13"/>
          </table:table-cell>
          <table:table-cell table:style-name="Таблица8.A1" office:value-type="string">
            <text:p text:style-name="P14">/</text:p>
          </table:table-cell>
          <table:table-cell table:style-name="Таблица8.B1" office:value-type="string">
            <text:p text:style-name="P12">[onshow.driver]</text:p>
          </table:table-cell>
        </table:table-row>
        <table:table-row table:style-name="Таблица8.2">
          <table:table-cell table:style-name="Таблица8.A1" office:value-type="string">
            <text:p text:style-name="P9">Механик</text:p>
          </table:table-cell>
          <table:table-cell table:style-name="Таблица8.B1" office:value-type="string">
            <text:p text:style-name="P13"/>
          </table:table-cell>
          <table:table-cell table:style-name="Таблица8.A1" office:value-type="string">
            <text:p text:style-name="P14">/</text:p>
          </table:table-cell>
          <table:table-cell table:style-name="Таблица8.B1" office:value-type="string">
            <text:p text:style-name="P12">[onshow.mechanic]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">Начальник гаража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14">/</text:p>
          </table:table-cell>
          <table:table-cell table:style-name="Таблица1.B1" office:value-type="string">
            <text:p text:style-name="P17">Губенко А.С.</text:p>
          </table:table-cell>
        </table:table-row>
      </table:table>
      <text:p text:style-name="P1"/>
      <text:p text:style-name="P1"/>
      <text:list xml:id="list29277885" text:continue-numbering="true" text:style-name="L1">
        <text:list-header>
          <text:p text:style-name="P34">[onshow.date]</text:p>
        </text:list-header>
      </text:list>
      <text:p text:style-name="P33"/>
      <text:p text:style-name="P33"/>
      <text:p text:style-name="P35">Утверждаю</text:p>
      <text:p text:style-name="P31">Заместитель директора</text:p>
      <text:p text:style-name="P31">по технической эксплуатации зданий </text:p>
      <text:p text:style-name="P31">и автомобильного транспорта</text:p>
      <text:p text:style-name="P31">МКУ «Ц<text:span text:style-name="T1">И</text:span>иМТО»</text:p>
      <text:p text:style-name="P31">____________ Олешевец А.А.</text:p>
      <text:list xml:id="list29269604" text:continue-numbering="true" text:style-name="L1">
        <text:list-header>
          <text:p text:style-name="P32">[onshow.date]</text:p>
        </text:list-header>
      </text:list>
      <text:p text:style-name="P2"/>
      <text:p text:style-name="P3">АКТ</text:p>
      <text:p text:style-name="P3">выполненных работ № <text:span text:style-name="T2">[onshow.act_num]</text:span></text:p>
      <text:p text:style-name="P5"/>
      <text:p text:style-name="P4"/>
      <text:p text:style-name="P4"/>
      <text:p text:style-name="P4"/>
      <text:p text:style-name="P4"/>
      <text:p text:style-name="P4"/>
      <text:p text:style-name="P6"/>
      <text:p text:style-name="P8"/>
      <text:p text:style-name="P8"/>
      <text:p text:style-name="P10"/>
      <text:p text:style-name="P10"/>
      <text:p text:style-name="P10"/>
      <text:p text:style-name="P10"/>
      <text:p text:style-name="P8"/>
      <text:p text:style-name="P7"/>
      <text:p text:style-name="P11"/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">Водитель </text:p>
            <text:p text:style-name="P1">МКУ «ЦИиМТО»</text:p>
          </table:table-cell>
          <table:table-cell table:style-name="Таблица2.B1" office:value-type="string">
            <text:p text:style-name="P13"/>
          </table:table-cell>
          <table:table-cell table:style-name="Таблица2.A1" office:value-type="string">
            <text:p text:style-name="P14">/</text:p>
          </table:table-cell>
          <table:table-cell table:style-name="Таблица2.B1" office:value-type="string">
            <text:p text:style-name="P12">[onshow.driver]</text:p>
          </table:table-cell>
        </table:table-row>
        <table:table-row table:style-name="Таблица2.2">
          <table:table-cell table:style-name="Таблица2.A1" office:value-type="string">
            <text:p text:style-name="P9">Механик</text:p>
          </table:table-cell>
          <table:table-cell table:style-name="Таблица2.B1" office:value-type="string">
            <text:p text:style-name="P13"/>
          </table:table-cell>
          <table:table-cell table:style-name="Таблица2.A1" office:value-type="string">
            <text:p text:style-name="P14">/</text:p>
          </table:table-cell>
          <table:table-cell table:style-name="Таблица2.B1" office:value-type="string">
            <text:p text:style-name="P12">[onshow.mechanic]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9">Начальник гаража</text:p>
          </table:table-cell>
          <table:table-cell table:style-name="Таблица3.B1" office:value-type="string">
            <text:p text:style-name="P13"/>
          </table:table-cell>
          <table:table-cell table:style-name="Таблица3.A1" office:value-type="string">
            <text:p text:style-name="P14">/</text:p>
          </table:table-cell>
          <table:table-cell table:style-name="Таблица3.B1" office:value-type="string">
            <text:p text:style-name="P17">Губенко А.С.</text:p>
          </table:table-cell>
        </table:table-row>
      </table:table>
      <text:p text:style-name="P1"/>
      <text:p text:style-name="P1"/>
      <text:list xml:id="list29264795" text:continue-numbering="true" text:style-name="L1">
        <text:list-header>
          <text:p text:style-name="P34">[onshow.date]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58cm" fo:margin-bottom="1.325cm" fo:margin-left="1.499cm" fo:margin-right="1.113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4M10S</meta:editing-duration>
    <meta:editing-cycles>10</meta:editing-cycles>
    <meta:generator>OpenOffice.org/3.4.1$Win32 OpenOffice.org_project/341m1$Build-9593</meta:generator>
    <dc:date>2014-01-30T09:11:47.69</dc:date>
    <meta:document-statistic meta:table-count="4" meta:image-count="0" meta:object-count="0" meta:page-count="1" meta:paragraph-count="40" meta:word-count="70" meta:character-count="572"/>
    <meta:user-defined meta:name="Info 1"/>
    <meta:user-defined meta:name="Info 2"/>
    <meta:user-defined meta:name="Info 3"/>
    <meta:user-defined meta:name="Info 4"/>
  </office:meta>
</office:document-meta>
</file>